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N-E">
      <style:table-properties table:display="true" style:writing-mode="lr-tb"/>
    </style:style>
    <style:style style:name="ta2" style:family="table" style:master-page-name="PageStyle_5f_N-W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N-E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Default" office:value-type="string" calcext:value-type="string">
            <text:p>Star1(Alt)</text:p>
          </table:table-cell>
          <table:table-cell office:value-type="string" calcext:value-type="string">
            <text:p>Star1(az)</text:p>
          </table:table-cell>
          <table:table-cell table:style-name="Default" office:value-type="string" calcext:value-type="string">
            <text:p>Star2(Alt)</text:p>
          </table:table-cell>
          <table:table-cell office:value-type="string" calcext:value-type="string">
            <text:p>Star2(az)</text:p>
          </table:table-cell>
          <table:table-cell table:style-name="Default" office:value-type="string" calcext:value-type="string">
            <text:p>Star3(Alt)</text:p>
          </table:table-cell>
          <table:table-cell office:value-type="string" calcext:value-type="string">
            <text:p>Star3(az)</text:p>
          </table:table-cell>
          <table:table-cell table:style-name="Default" office:value-type="string" calcext:value-type="string">
            <text:p>Star4(Alt)</text:p>
          </table:table-cell>
          <table:table-cell office:value-type="string" calcext:value-type="string">
            <text:p>Star4(az)</text:p>
          </table:table-cell>
          <table:table-cell table:style-name="Default" office:value-type="string" calcext:value-type="string">
            <text:p>Star5(Alt)</text:p>
          </table:table-cell>
          <table:table-cell office:value-type="string" calcext:value-type="string">
            <text:p>Star5(az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lhi</text:p>
          </table:table-cell>
          <table:table-cell table:style-name="ce2" office:value-type="float" office:value="28.7041" calcext:value-type="float">
            <text:p>28.7041</text:p>
          </table:table-cell>
          <table:table-cell table:style-name="ce2" office:value-type="float" office:value="77.1025" calcext:value-type="float">
            <text:p>77.1025</text:p>
          </table:table-cell>
          <table:table-cell office:value-type="float" office:value="24.051944" calcext:value-type="float">
            <text:p>24.051944</text:p>
          </table:table-cell>
          <table:table-cell office:value-type="float" office:value="302.535" calcext:value-type="float">
            <text:p>302.535</text:p>
          </table:table-cell>
          <table:table-cell office:value-type="float" office:value="22.07388" calcext:value-type="float">
            <text:p>22.07388</text:p>
          </table:table-cell>
          <table:table-cell office:value-type="float" office:value="331.68805" calcext:value-type="float">
            <text:p>331.68805</text:p>
          </table:table-cell>
          <table:table-cell office:value-type="float" office:value="27.6911" calcext:value-type="float">
            <text:p>27.6911</text:p>
          </table:table-cell>
          <table:table-cell office:value-type="float" office:value="265.02361" calcext:value-type="float">
            <text:p>265.02361</text:p>
          </table:table-cell>
          <table:table-cell office:value-type="float" office:value="-31.70083" calcext:value-type="float">
            <text:p>-31.70083</text:p>
          </table:table-cell>
          <table:table-cell office:value-type="float" office:value="255.1575" calcext:value-type="float">
            <text:p>255.1575</text:p>
          </table:table-cell>
          <table:table-cell office:value-type="float" office:value="-31.6488" calcext:value-type="float">
            <text:p>-31.6488</text:p>
          </table:table-cell>
          <table:table-cell office:value-type="float" office:value="323.15777" calcext:value-type="float">
            <text:p>323.157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19.076" calcext:value-type="float">
            <text:p>19.076</text:p>
          </table:table-cell>
          <table:table-cell office:value-type="float" office:value="72.8777" calcext:value-type="float">
            <text:p>72.8777</text:p>
          </table:table-cell>
          <table:table-cell office:value-type="float" office:value="21.899" calcext:value-type="float">
            <text:p>21.899</text:p>
          </table:table-cell>
          <table:table-cell office:value-type="float" office:value="305.13" calcext:value-type="float">
            <text:p>305.13</text:p>
          </table:table-cell>
          <table:table-cell office:value-type="float" office:value="15.3558" calcext:value-type="float">
            <text:p>15.3558</text:p>
          </table:table-cell>
          <table:table-cell office:value-type="float" office:value="332.6583" calcext:value-type="float">
            <text:p>332.6583</text:p>
          </table:table-cell>
          <table:table-cell office:value-type="float" office:value="32.09" calcext:value-type="float">
            <text:p>32.09</text:p>
          </table:table-cell>
          <table:table-cell office:value-type="float" office:value="268.72" calcext:value-type="float">
            <text:p>268.72</text:p>
          </table:table-cell>
          <table:table-cell office:value-type="float" office:value="-24.356" calcext:value-type="float">
            <text:p>-24.356</text:p>
          </table:table-cell>
          <table:table-cell office:value-type="float" office:value="249.01" calcext:value-type="float">
            <text:p>249.01</text:p>
          </table:table-cell>
          <table:table-cell office:value-type="float" office:value="-36.89" calcext:value-type="float">
            <text:p>-36.89</text:p>
          </table:table-cell>
          <table:table-cell office:value-type="float" office:value="315.02" calcext:value-type="float">
            <text:p>315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ne</text:p>
          </table:table-cell>
          <table:table-cell office:value-type="float" office:value="23.0225" calcext:value-type="float">
            <text:p>23.0225</text:p>
          </table:table-cell>
          <table:table-cell office:value-type="float" office:value="72.5714" calcext:value-type="float">
            <text:p>72.5714</text:p>
          </table:table-cell>
          <table:table-cell office:value-type="float" office:value="24.366" calcext:value-type="float">
            <text:p>24.366</text:p>
          </table:table-cell>
          <table:table-cell office:value-type="float" office:value="303.6997" calcext:value-type="float">
            <text:p>303.6997</text:p>
          </table:table-cell>
          <table:table-cell office:value-type="float" office:value="18.984" calcext:value-type="float">
            <text:p>18.984</text:p>
          </table:table-cell>
          <table:table-cell office:value-type="float" office:value="332.06" calcext:value-type="float">
            <text:p>332.06</text:p>
          </table:table-cell>
          <table:table-cell office:value-type="float" office:value="32.2" calcext:value-type="float">
            <text:p>32.2</text:p>
          </table:table-cell>
          <table:table-cell office:value-type="float" office:value="266.128" calcext:value-type="float">
            <text:p>266.128</text:p>
          </table:table-cell>
          <table:table-cell office:value-type="float" office:value="-25.267" calcext:value-type="float">
            <text:p>-25.267</text:p>
          </table:table-cell>
          <table:table-cell office:value-type="float" office:value="250.776" calcext:value-type="float">
            <text:p>250.776</text:p>
          </table:table-cell>
          <table:table-cell office:value-type="float" office:value="-33.924" calcext:value-type="float">
            <text:p>-33.924</text:p>
          </table:table-cell>
          <table:table-cell office:value-type="float" office:value="316.735" calcext:value-type="float">
            <text:p>316.7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spur</text:p>
          </table:table-cell>
          <table:table-cell office:value-type="float" office:value="26.006" calcext:value-type="float">
            <text:p>26.006</text:p>
          </table:table-cell>
          <table:table-cell office:value-type="float" office:value="92.9376" calcext:value-type="float">
            <text:p>92.9376</text:p>
          </table:table-cell>
          <table:table-cell office:value-type="float" office:value="11.01" calcext:value-type="float">
            <text:p>11.01</text:p>
          </table:table-cell>
          <table:table-cell office:value-type="float" office:value="307.968" calcext:value-type="float">
            <text:p>307.968</text:p>
          </table:table-cell>
          <table:table-cell office:value-type="float" office:value="13.37" calcext:value-type="float">
            <text:p>13.37</text:p>
          </table:table-cell>
          <table:table-cell office:value-type="float" office:value="335.34" calcext:value-type="float">
            <text:p>335.34</text:p>
          </table:table-cell>
          <table:table-cell office:value-type="float" office:value="13.669" calcext:value-type="float">
            <text:p>13.669</text:p>
          </table:table-cell>
          <table:table-cell office:value-type="float" office:value="273.43" calcext:value-type="float">
            <text:p>273.43</text:p>
          </table:table-cell>
          <table:table-cell office:value-type="float" office:value="-44.64" calcext:value-type="float">
            <text:p>-44.64</text:p>
          </table:table-cell>
          <table:table-cell office:value-type="float" office:value="257.695" calcext:value-type="float">
            <text:p>257.695</text:p>
          </table:table-cell>
          <table:table-cell office:value-type="float" office:value="-40.43" calcext:value-type="float">
            <text:p>-40.43</text:p>
          </table:table-cell>
          <table:table-cell office:value-type="float" office:value="338.793" calcext:value-type="float">
            <text:p>338.7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slamabad</text:p>
          </table:table-cell>
          <table:table-cell office:value-type="float" office:value="33.6844" calcext:value-type="float">
            <text:p>33.6844</text:p>
          </table:table-cell>
          <table:table-cell office:value-type="float" office:value="73.0479" calcext:value-type="float">
            <text:p>73.0479</text:p>
          </table:table-cell>
          <table:table-cell office:value-type="float" office:value="29.584" calcext:value-type="float">
            <text:p>29.584</text:p>
          </table:table-cell>
          <table:table-cell table:style-name="Default" office:value-type="float" office:value="299.17" calcext:value-type="float">
            <text:p>299.17</text:p>
          </table:table-cell>
          <table:table-cell table:style-name="Default" office:value-type="float" office:value="28.1119" calcext:value-type="float">
            <text:p>28.1119</text:p>
          </table:table-cell>
          <table:table-cell office:value-type="float" office:value="329.865" calcext:value-type="float">
            <text:p>329.865</text:p>
          </table:table-cell>
          <table:table-cell office:value-type="float" office:value="30.48" calcext:value-type="float">
            <text:p>30.48</text:p>
          </table:table-cell>
          <table:table-cell office:value-type="float" office:value="259.919" calcext:value-type="float">
            <text:p>259.919</text:p>
          </table:table-cell>
          <table:table-cell office:value-type="float" office:value="-29.848" calcext:value-type="float">
            <text:p>-29.848</text:p>
          </table:table-cell>
          <table:table-cell office:value-type="float" office:value="256.499" calcext:value-type="float">
            <text:p>256.499</text:p>
          </table:table-cell>
          <table:table-cell office:value-type="float" office:value="-25.7" calcext:value-type="float">
            <text:p>-25.7</text:p>
          </table:table-cell>
          <table:table-cell office:value-type="float" office:value="321.229" calcext:value-type="float">
            <text:p>321.2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haka</text:p>
          </table:table-cell>
          <table:table-cell office:value-type="float" office:value="23.685" calcext:value-type="float">
            <text:p>23.685</text:p>
          </table:table-cell>
          <table:table-cell office:value-type="float" office:value="90.3563" calcext:value-type="float">
            <text:p>90.3563</text:p>
          </table:table-cell>
          <table:table-cell office:value-type="float" office:value="11.445" calcext:value-type="float">
            <text:p>11.445</text:p>
          </table:table-cell>
          <table:table-cell office:value-type="float" office:value="307.53" calcext:value-type="float">
            <text:p>307.53</text:p>
          </table:table-cell>
          <table:table-cell office:value-type="float" office:value="12.25" calcext:value-type="float">
            <text:p>12.25</text:p>
          </table:table-cell>
          <table:table-cell office:value-type="float" office:value="334.96" calcext:value-type="float">
            <text:p>334.96</text:p>
          </table:table-cell>
          <table:table-cell office:value-type="float" office:value="15.878" calcext:value-type="float">
            <text:p>15.878</text:p>
          </table:table-cell>
          <table:table-cell office:value-type="float" office:value="272.988" calcext:value-type="float">
            <text:p>272.988</text:p>
          </table:table-cell>
          <table:table-cell office:value-type="float" office:value="-41.46" calcext:value-type="float">
            <text:p>-41.46</text:p>
          </table:table-cell>
          <table:table-cell office:value-type="float" office:value="254.97" calcext:value-type="float">
            <text:p>254.97</text:p>
          </table:table-cell>
          <table:table-cell office:value-type="float" office:value="-41.22" calcext:value-type="float">
            <text:p>-41.22</text:p>
          </table:table-cell>
          <table:table-cell office:value-type="float" office:value="334.93" calcext:value-type="float">
            <text:p>33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52.52" calcext:value-type="float">
            <text:p>52.52</text:p>
          </table:table-cell>
          <table:table-cell office:value-type="float" office:value="13.405" calcext:value-type="float">
            <text:p>13.405</text:p>
          </table:table-cell>
          <table:table-cell office:value-type="float" office:value="71.79" calcext:value-type="float">
            <text:p>71.79</text:p>
          </table:table-cell>
          <table:table-cell office:value-type="float" office:value="227.97" calcext:value-type="float">
            <text:p>227.97</text:p>
          </table:table-cell>
          <table:table-cell office:value-type="float" office:value="69.07" calcext:value-type="float">
            <text:p>69.07</text:p>
          </table:table-cell>
          <table:table-cell office:value-type="float" office:value="315.44" calcext:value-type="float">
            <text:p>315.44</text:p>
          </table:table-cell>
          <table:table-cell office:value-type="float" office:value="46.44" calcext:value-type="float">
            <text:p>46.44</text:p>
          </table:table-cell>
          <table:table-cell office:value-type="float" office:value="179.369" calcext:value-type="float">
            <text:p>179.369</text:p>
          </table:table-cell>
          <table:table-cell office:value-type="float" office:value="0.401" calcext:value-type="float">
            <text:p>0.401</text:p>
          </table:table-cell>
          <table:table-cell office:value-type="float" office:value="223.59" calcext:value-type="float">
            <text:p>223.59</text:p>
          </table:table-cell>
          <table:table-cell office:value-type="float" office:value="19.198" calcext:value-type="float">
            <text:p>19.198</text:p>
          </table:table-cell>
          <table:table-cell office:value-type="float" office:value="277.5025" calcext:value-type="float">
            <text:p>277.50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41.9028" calcext:value-type="float">
            <text:p>41.9028</text:p>
          </table:table-cell>
          <table:table-cell office:value-type="float" office:value="12.4964" calcext:value-type="float">
            <text:p>12.4964</text:p>
          </table:table-cell>
          <table:table-cell office:value-type="float" office:value="77.129" calcext:value-type="float">
            <text:p>77.129</text:p>
          </table:table-cell>
          <table:table-cell office:value-type="float" office:value="261.47" calcext:value-type="float">
            <text:p>261.47</text:p>
          </table:table-cell>
          <table:table-cell office:value-type="float" office:value="60.94" calcext:value-type="float">
            <text:p>60.94</text:p>
          </table:table-cell>
          <table:table-cell office:value-type="float" office:value="329.73" calcext:value-type="float">
            <text:p>329.73</text:p>
          </table:table-cell>
          <table:table-cell office:value-type="float" office:value="57.04" calcext:value-type="float">
            <text:p>57.04</text:p>
          </table:table-cell>
          <table:table-cell office:value-type="float" office:value="177.55" calcext:value-type="float">
            <text:p>177.55</text:p>
          </table:table-cell>
          <table:table-cell office:value-type="float" office:value="7.74" calcext:value-type="float">
            <text:p>7.74</text:p>
          </table:table-cell>
          <table:table-cell office:value-type="float" office:value="223.32" calcext:value-type="float">
            <text:p>223.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0.42" calcext:value-type="float">
            <text:p>280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48.8566" calcext:value-type="float">
            <text:p>48.8566</text:p>
          </table:table-cell>
          <table:table-cell office:value-type="float" office:value="2.3522" calcext:value-type="float">
            <text:p>2.3522</text:p>
          </table:table-cell>
          <table:table-cell office:value-type="float" office:value="78.97" calcext:value-type="float">
            <text:p>78.97</text:p>
          </table:table-cell>
          <table:table-cell office:value-type="float" office:value="206.44" calcext:value-type="float">
            <text:p>206.44</text:p>
          </table:table-cell>
          <table:table-cell office:value-type="float" office:value="70.56" calcext:value-type="float">
            <text:p>70.56</text:p>
          </table:table-cell>
          <table:table-cell office:value-type="float" office:value="328.138" calcext:value-type="float">
            <text:p>328.138</text:p>
          </table:table-cell>
          <table:table-cell office:value-type="float" office:value="48.9575" calcext:value-type="float">
            <text:p>48.9575</text:p>
          </table:table-cell>
          <table:table-cell office:value-type="float" office:value="162.557" calcext:value-type="float">
            <text:p>162.557</text:p>
          </table:table-cell>
          <table:table-cell office:value-type="float" office:value="6.849" calcext:value-type="float">
            <text:p>6.849</text:p>
          </table:table-cell>
          <table:table-cell office:value-type="float" office:value="214.8" calcext:value-type="float">
            <text:p>214.8</text:p>
          </table:table-cell>
          <table:table-cell office:value-type="float" office:value="25.92" calcext:value-type="float">
            <text:p>25.92</text:p>
          </table:table-cell>
          <table:table-cell office:value-type="float" office:value="270.65" calcext:value-type="float">
            <text:p>27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55.7558" calcext:value-type="float">
            <text:p>55.7558</text:p>
          </table:table-cell>
          <table:table-cell office:value-type="float" office:value="37.6173" calcext:value-type="float">
            <text:p>37.6173</text:p>
          </table:table-cell>
          <table:table-cell office:value-type="float" office:value="57.8" calcext:value-type="float">
            <text:p>57.8</text:p>
          </table:table-cell>
          <table:table-cell office:value-type="float" office:value="255.91" calcext:value-type="float">
            <text:p>255.91</text:p>
          </table:table-cell>
          <table:table-cell office:value-type="float" office:value="60.57" calcext:value-type="float">
            <text:p>60.57</text:p>
          </table:table-cell>
          <table:table-cell office:value-type="float" office:value="309.56" calcext:value-type="float">
            <text:p>309.56</text:p>
          </table:table-cell>
          <table:table-cell office:value-type="float" office:value="39.6" calcext:value-type="float">
            <text:p>39.6</text:p>
          </table:table-cell>
          <table:table-cell office:value-type="float" office:value="211.118" calcext:value-type="float">
            <text:p>211.118</text:p>
          </table:table-cell>
          <table:table-cell office:value-type="float" office:value="-12.399" calcext:value-type="float">
            <text:p>-12.399</text:p>
          </table:table-cell>
          <table:table-cell office:value-type="float" office:value="242.546" calcext:value-type="float">
            <text:p>242.546</text:p>
          </table:table-cell>
          <table:table-cell office:value-type="float" office:value="6.55" calcext:value-type="float">
            <text:p>6.55</text:p>
          </table:table-cell>
          <table:table-cell office:value-type="float" office:value="295.61" calcext:value-type="float">
            <text:p>295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52.3702" calcext:value-type="float">
            <text:p>52.3702</text:p>
          </table:table-cell>
          <table:table-cell office:value-type="float" office:value="4.8952" calcext:value-type="float">
            <text:p>4.8952</text:p>
          </table:table-cell>
          <table:table-cell office:value-type="float" office:value="75.11" calcext:value-type="float">
            <text:p>75.11</text:p>
          </table:table-cell>
          <table:table-cell office:value-type="float" office:value="207.7" calcext:value-type="float">
            <text:p>207.7</text:p>
          </table:table-cell>
          <table:table-cell office:value-type="float" office:value="72.47" calcext:value-type="float">
            <text:p>72.47</text:p>
          </table:table-cell>
          <table:table-cell office:value-type="float" office:value="320.01" calcext:value-type="float">
            <text:p>320.01</text:p>
          </table:table-cell>
          <table:table-cell office:value-type="float" office:value="45.985" calcext:value-type="float">
            <text:p>45.985</text:p>
          </table:table-cell>
          <table:table-cell office:value-type="float" office:value="167.225" calcext:value-type="float">
            <text:p>167.225</text:p>
          </table:table-cell>
          <table:table-cell office:value-type="float" office:value="3.05" calcext:value-type="float">
            <text:p>3.05</text:p>
          </table:table-cell>
          <table:table-cell office:value-type="float" office:value="216.7" calcext:value-type="float">
            <text:p>216.7</text:p>
          </table:table-cell>
          <table:table-cell office:value-type="float" office:value="24.36" calcext:value-type="float">
            <text:p>24.36</text:p>
          </table:table-cell>
          <table:table-cell office:value-type="float" office:value="270.96" calcext:value-type="float">
            <text:p>270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47.4979" calcext:value-type="float">
            <text:p>47.4979</text:p>
          </table:table-cell>
          <table:table-cell office:value-type="float" office:value="19.0402" calcext:value-type="float">
            <text:p>19.0402</text:p>
          </table:table-cell>
          <table:table-cell office:value-type="float" office:value="71.21944" calcext:value-type="float">
            <text:p>71.21944</text:p>
          </table:table-cell>
          <table:table-cell office:value-type="float" office:value="250.81333" calcext:value-type="float">
            <text:p>250.81333</text:p>
          </table:table-cell>
          <table:table-cell office:value-type="float" office:value="62.9222" calcext:value-type="float">
            <text:p>62.9222</text:p>
          </table:table-cell>
          <table:table-cell office:value-type="float" office:value="321.188" calcext:value-type="float">
            <text:p>321.188</text:p>
          </table:table-cell>
          <table:table-cell office:value-type="float" office:value="51.215" calcext:value-type="float">
            <text:p>51.215</text:p>
          </table:table-cell>
          <table:table-cell office:value-type="float" office:value="188.20861" calcext:value-type="float">
            <text:p>188.20861</text:p>
          </table:table-cell>
          <table:table-cell office:value-type="float" office:value="0.509722" calcext:value-type="float">
            <text:p>0.509722</text:p>
          </table:table-cell>
          <table:table-cell office:value-type="float" office:value="227.87944" calcext:value-type="float">
            <text:p>227.87944</text:p>
          </table:table-cell>
          <table:table-cell office:value-type="float" office:value="14.73416" calcext:value-type="float">
            <text:p>14.73416</text:p>
          </table:table-cell>
          <table:table-cell office:value-type="float" office:value="283.13472" calcext:value-type="float">
            <text:p>283.134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35.6895" calcext:value-type="float">
            <text:p>35.6895</text:p>
          </table:table-cell>
          <table:table-cell office:value-type="float" office:value="139.6917" calcext:value-type="float">
            <text:p>139.6917</text:p>
          </table:table-cell>
          <table:table-cell office:value-type="float" office:value="-7.714722" calcext:value-type="float">
            <text:p>-7.714722</text:p>
          </table:table-cell>
          <table:table-cell office:value-type="float" office:value="332.14416" calcext:value-type="float">
            <text:p>332.14416</text:p>
          </table:table-cell>
          <table:table-cell office:value-type="float" office:value="10.522" calcext:value-type="float">
            <text:p>10.522</text:p>
          </table:table-cell>
          <table:table-cell office:value-type="float" office:value="351.395" calcext:value-type="float">
            <text:p>351.395</text:p>
          </table:table-cell>
          <table:table-cell office:value-type="float" office:value="-21.7334" calcext:value-type="float">
            <text:p>-21.7334</text:p>
          </table:table-cell>
          <table:table-cell office:value-type="float" office:value="300.093911" calcext:value-type="float">
            <text:p>300.093911</text:p>
          </table:table-cell>
          <table:table-cell office:value-type="float" office:value="-79.6049" calcext:value-type="float">
            <text:p>-79.6049</text:p>
          </table:table-cell>
          <table:table-cell office:value-type="float" office:value="341.695277" calcext:value-type="float">
            <text:p>341.695277</text:p>
          </table:table-cell>
          <table:table-cell office:value-type="float" office:value="-26.21833" calcext:value-type="float">
            <text:p>-26.21833</text:p>
          </table:table-cell>
          <table:table-cell office:value-type="float" office:value="32.22" calcext:value-type="float">
            <text:p>32.22</text:p>
          </table:table-cell>
          <table:table-cell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-W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Default" office:value-type="string" calcext:value-type="string">
            <text:p>Star1(Alt)</text:p>
          </table:table-cell>
          <table:table-cell office:value-type="string" calcext:value-type="string">
            <text:p>Star1(az)</text:p>
          </table:table-cell>
          <table:table-cell table:style-name="Default" office:value-type="string" calcext:value-type="string">
            <text:p>Star2(Alt)</text:p>
          </table:table-cell>
          <table:table-cell office:value-type="string" calcext:value-type="string">
            <text:p>Star2(az)</text:p>
          </table:table-cell>
          <table:table-cell table:style-name="Default" office:value-type="string" calcext:value-type="string">
            <text:p>Star3(Alt)</text:p>
          </table:table-cell>
          <table:table-cell office:value-type="string" calcext:value-type="string">
            <text:p>Star3(az)</text:p>
          </table:table-cell>
          <table:table-cell table:style-name="Default" office:value-type="string" calcext:value-type="string">
            <text:p>Star4(Alt)</text:p>
          </table:table-cell>
          <table:table-cell office:value-type="string" calcext:value-type="string">
            <text:p>Star4(az)</text:p>
          </table:table-cell>
          <table:table-cell table:style-name="Default" office:value-type="string" calcext:value-type="string">
            <text:p>Star5(Alt)</text:p>
          </table:table-cell>
          <table:table-cell office:value-type="string" calcext:value-type="string">
            <text:p>Star5(az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51.5074" calcext:value-type="float">
            <text:p>51.5074</text:p>
          </table:table-cell>
          <table:table-cell office:value-type="float" office:value="0.1278" calcext:value-type="float">
            <text:p>0.1278</text:p>
          </table:table-cell>
          <table:table-cell table:style-name="Default" office:value-type="float" office:value="77.0125" calcext:value-type="float">
            <text:p>77.0125</text:p>
          </table:table-cell>
          <table:table-cell office:value-type="float" office:value="193.2655" calcext:value-type="float">
            <text:p>193.2655</text:p>
          </table:table-cell>
          <table:table-cell office:value-type="float" office:value="73.65417" calcext:value-type="float">
            <text:p>73.65417</text:p>
          </table:table-cell>
          <table:table-cell office:value-type="float" office:value="325.88917" calcext:value-type="float">
            <text:p>325.88917</text:p>
          </table:table-cell>
          <table:table-cell office:value-type="float" office:value="45.9372" calcext:value-type="float">
            <text:p>45.9372</text:p>
          </table:table-cell>
          <table:table-cell office:value-type="float" office:value="159.9422" calcext:value-type="float">
            <text:p>159.9422</text:p>
          </table:table-cell>
          <table:table-cell office:value-type="float" office:value="5.5256" calcext:value-type="float">
            <text:p>5.5256</text:p>
          </table:table-cell>
          <table:table-cell office:value-type="float" office:value="212.6" calcext:value-type="float">
            <text:p>212.6</text:p>
          </table:table-cell>
          <table:table-cell office:value-type="float" office:value="27.46528" calcext:value-type="float">
            <text:p>27.46528</text:p>
          </table:table-cell>
          <table:table-cell office:value-type="float" office:value="267.40583" calcext:value-type="float">
            <text:p>267.405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40.7128" calcext:value-type="float">
            <text:p>40.7128</text:p>
          </table:table-cell>
          <table:table-cell office:value-type="float" office:value="74.006" calcext:value-type="float">
            <text:p>74.006</text:p>
          </table:table-cell>
          <table:table-cell table:style-name="Default" office:value-type="float" office:value="37.5822" calcext:value-type="float">
            <text:p>37.5822</text:p>
          </table:table-cell>
          <table:table-cell office:value-type="float" office:value="67.6211" calcext:value-type="float">
            <text:p>67.6211</text:p>
          </table:table-cell>
          <table:table-cell office:value-type="float" office:value="51.8811" calcext:value-type="float">
            <text:p>51.8811</text:p>
          </table:table-cell>
          <table:table-cell office:value-type="float" office:value="35.0767" calcext:value-type="float">
            <text:p>35.0767</text:p>
          </table:table-cell>
          <table:table-cell office:value-type="float" office:value="7.453056" calcext:value-type="float">
            <text:p>7.453056</text:p>
          </table:table-cell>
          <table:table-cell office:value-type="float" office:value="84.56277" calcext:value-type="float">
            <text:p>84.56277</text:p>
          </table:table-cell>
          <table:table-cell office:value-type="float" office:value="14.47639" calcext:value-type="float">
            <text:p>14.47639</text:p>
          </table:table-cell>
          <table:table-cell office:value-type="float" office:value="146.161946" calcext:value-type="float">
            <text:p>146.161946</text:p>
          </table:table-cell>
          <table:table-cell office:value-type="float" office:value="68.69139" calcext:value-type="float">
            <text:p>68.69139</text:p>
          </table:table-cell>
          <table:table-cell office:value-type="float" office:value="170.52194" calcext:value-type="float">
            <text:p>170.521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34.0522" calcext:value-type="float">
            <text:p>34.0522</text:p>
          </table:table-cell>
          <table:table-cell office:value-type="float" office:value="118.2437" calcext:value-type="float">
            <text:p>118.2437</text:p>
          </table:table-cell>
          <table:table-cell table:style-name="Default" office:value-type="float" office:value="4.86723" calcext:value-type="float">
            <text:p>4.86723</text:p>
          </table:table-cell>
          <table:table-cell office:value-type="float" office:value="45.46334" calcext:value-type="float">
            <text:p>45.46334</text:p>
          </table:table-cell>
          <table:table-cell office:value-type="float" office:value="27.0711" calcext:value-type="float">
            <text:p>27.0711</text:p>
          </table:table-cell>
          <table:table-cell office:value-type="float" office:value="29.63499" calcext:value-type="float">
            <text:p>29.63499</text:p>
          </table:table-cell>
          <table:table-cell office:value-type="float" office:value="-26.52833" calcext:value-type="float">
            <text:p>-26.52833</text:p>
          </table:table-cell>
          <table:table-cell office:value-type="float" office:value="55.7116" calcext:value-type="float">
            <text:p>55.7116</text:p>
          </table:table-cell>
          <table:table-cell office:value-type="float" office:value="-6.078611" calcext:value-type="float">
            <text:p>-6.078611</text:p>
          </table:table-cell>
          <table:table-cell office:value-type="float" office:value="116.75138" calcext:value-type="float">
            <text:p>116.75138</text:p>
          </table:table-cell>
          <table:table-cell office:value-type="float" office:value="45.35778" calcext:value-type="float">
            <text:p>45.35778</text:p>
          </table:table-cell>
          <table:table-cell office:value-type="float" office:value="96.15445" calcext:value-type="float">
            <text:p>96.154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41.8781" calcext:value-type="float">
            <text:p>41.8781</text:p>
          </table:table-cell>
          <table:table-cell office:value-type="float" office:value="87.6298" calcext:value-type="float">
            <text:p>87.6298</text:p>
          </table:table-cell>
          <table:table-cell table:style-name="Default" office:value-type="float" office:value="28.804725" calcext:value-type="float">
            <text:p>28.804725</text:p>
          </table:table-cell>
          <table:table-cell office:value-type="float" office:value="62.141944" calcext:value-type="float">
            <text:p>62.141944</text:p>
          </table:table-cell>
          <table:table-cell office:value-type="float" office:value="46.805833" calcext:value-type="float">
            <text:p>46.805833</text:p>
          </table:table-cell>
          <table:table-cell office:value-type="float" office:value="36.54889" calcext:value-type="float">
            <text:p>36.54889</text:p>
          </table:table-cell>
          <table:table-cell office:value-type="float" office:value="-1.57611" calcext:value-type="float">
            <text:p>-1.57611</text:p>
          </table:table-cell>
          <table:table-cell office:value-type="float" office:value="75.675" calcext:value-type="float">
            <text:p>75.675</text:p>
          </table:table-cell>
          <table:table-cell office:value-type="float" office:value="7.126111" calcext:value-type="float">
            <text:p>7.126111</text:p>
          </table:table-cell>
          <table:table-cell office:value-type="float" office:value="135.7666" calcext:value-type="float">
            <text:p>135.7666</text:p>
          </table:table-cell>
          <table:table-cell office:value-type="float" office:value="63.37611" calcext:value-type="float">
            <text:p>63.37611</text:p>
          </table:table-cell>
          <table:table-cell office:value-type="float" office:value="141.40605" calcext:value-type="float">
            <text:p>141.406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2.3601" calcext:value-type="float">
            <text:p>42.3601</text:p>
          </table:table-cell>
          <table:table-cell office:value-type="float" office:value="71.0589" calcext:value-type="float">
            <text:p>71.0589</text:p>
          </table:table-cell>
          <table:table-cell table:style-name="Default" office:value-type="float" office:value="40.233055" calcext:value-type="float">
            <text:p>40.233055</text:p>
          </table:table-cell>
          <table:table-cell office:value-type="float" office:value="70.174722" calcext:value-type="float">
            <text:p>70.174722</text:p>
          </table:table-cell>
          <table:table-cell office:value-type="float" office:value="54.503055" calcext:value-type="float">
            <text:p>54.503055</text:p>
          </table:table-cell>
          <table:table-cell office:value-type="float" office:value="35.908611" calcext:value-type="float">
            <text:p>35.908611</text:p>
          </table:table-cell>
          <table:table-cell office:value-type="float" office:value="9.7775" calcext:value-type="float">
            <text:p>9.7775</text:p>
          </table:table-cell>
          <table:table-cell office:value-type="float" office:value="86.740833" calcext:value-type="float">
            <text:p>86.740833</text:p>
          </table:table-cell>
          <table:table-cell office:value-type="float" office:value="14.273055" calcext:value-type="float">
            <text:p>14.273055</text:p>
          </table:table-cell>
          <table:table-cell office:value-type="float" office:value="148.820277" calcext:value-type="float">
            <text:p>148.820277</text:p>
          </table:table-cell>
          <table:table-cell office:value-type="float" office:value="67.265" calcext:value-type="float">
            <text:p>67.265</text:p>
          </table:table-cell>
          <table:table-cell office:value-type="float" office:value="178.3044" calcext:value-type="float">
            <text:p>178.30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47.6062" calcext:value-type="float">
            <text:p>47.6062</text:p>
          </table:table-cell>
          <table:table-cell office:value-type="float" office:value="122.3321" calcext:value-type="float">
            <text:p>122.3321</text:p>
          </table:table-cell>
          <table:table-cell table:style-name="ce3" office:value-type="float" office:value="12.279166" calcext:value-type="float">
            <text:p>12.279166</text:p>
          </table:table-cell>
          <table:table-cell office:value-type="float" office:value="44.55444" calcext:value-type="float">
            <text:p>44.55444</text:p>
          </table:table-cell>
          <table:table-cell office:value-type="float" office:value="37.0667" calcext:value-type="float">
            <text:p>37.0667</text:p>
          </table:table-cell>
          <table:table-cell office:value-type="float" office:value="33.04944" calcext:value-type="float">
            <text:p>33.04944</text:p>
          </table:table-cell>
          <table:table-cell office:value-type="float" office:value="-20.5667" calcext:value-type="float">
            <text:p>-20.5667</text:p>
          </table:table-cell>
          <table:table-cell office:value-type="float" office:value="47.28944" calcext:value-type="float">
            <text:p>47.28944</text:p>
          </table:table-cell>
          <table:table-cell office:value-type="float" office:value="-15.6675" calcext:value-type="float">
            <text:p>-15.6675</text:p>
          </table:table-cell>
          <table:table-cell office:value-type="float" office:value="111.665277" calcext:value-type="float">
            <text:p>111.665277</text:p>
          </table:table-cell>
          <table:table-cell office:value-type="float" office:value="39.745" calcext:value-type="float">
            <text:p>39.745</text:p>
          </table:table-cell>
          <table:table-cell office:value-type="float" office:value="105.2322" calcext:value-type="float">
            <text:p>105.23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s Vegas</text:p>
          </table:table-cell>
          <table:table-cell office:value-type="float" office:value="36.1699" calcext:value-type="float">
            <text:p>36.1699</text:p>
          </table:table-cell>
          <table:table-cell office:value-type="float" office:value="115.1398" calcext:value-type="float">
            <text:p>115.1398</text:p>
          </table:table-cell>
          <table:table-cell table:style-name="Default" office:value-type="float" office:value="8.165833" calcext:value-type="float">
            <text:p>8.165833</text:p>
          </table:table-cell>
          <table:table-cell office:value-type="float" office:value="47.22388" calcext:value-type="float">
            <text:p>47.22388</text:p>
          </table:table-cell>
          <table:table-cell office:value-type="float" office:value="30.178611" calcext:value-type="float">
            <text:p>30.178611</text:p>
          </table:table-cell>
          <table:table-cell office:value-type="float" office:value="30.804722" calcext:value-type="float">
            <text:p>30.804722</text:p>
          </table:table-cell>
          <table:table-cell office:value-type="float" office:value="-23.814166" calcext:value-type="float">
            <text:p>-23.814166</text:p>
          </table:table-cell>
          <table:table-cell office:value-type="float" office:value="57.320277" calcext:value-type="float">
            <text:p>57.320277</text:p>
          </table:table-cell>
          <table:table-cell office:value-type="float" office:value="-5.35611" calcext:value-type="float">
            <text:p>-5.35611</text:p>
          </table:table-cell>
          <table:table-cell office:value-type="float" office:value="118.1475" calcext:value-type="float">
            <text:p>118.1475</text:p>
          </table:table-cell>
          <table:table-cell office:value-type="float" office:value="47.56388" calcext:value-type="float">
            <text:p>47.56388</text:p>
          </table:table-cell>
          <table:table-cell office:value-type="float" office:value="100.5333" calcext:value-type="float">
            <text:p>100.5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51.4826" calcext:value-type="float">
            <text:p>51.4826</text:p>
          </table:table-cell>
          <table:table-cell office:value-type="float" office:value="0.0077" calcext:value-type="float">
            <text:p>0.0077</text:p>
          </table:table-cell>
          <table:table-cell table:style-name="Default" office:value-type="float" office:value="77.0188" calcext:value-type="float">
            <text:p>77.0188</text:p>
          </table:table-cell>
          <table:table-cell office:value-type="float" office:value="193.70055" calcext:value-type="float">
            <text:p>193.70055</text:p>
          </table:table-cell>
          <table:table-cell office:value-type="float" office:value="73.59166" calcext:value-type="float">
            <text:p>73.59166</text:p>
          </table:table-cell>
          <table:table-cell office:value-type="float" office:value="325.81972" calcext:value-type="float">
            <text:p>325.81972</text:p>
          </table:table-cell>
          <table:table-cell office:value-type="float" office:value="45.98611" calcext:value-type="float">
            <text:p>45.98611</text:p>
          </table:table-cell>
          <table:table-cell office:value-type="float" office:value="160.10055" calcext:value-type="float">
            <text:p>160.10055</text:p>
          </table:table-cell>
          <table:table-cell office:value-type="float" office:value="5.505833" calcext:value-type="float">
            <text:p>5.505833</text:p>
          </table:table-cell>
          <table:table-cell office:value-type="float" office:value="212.701388" calcext:value-type="float">
            <text:p>212.701388</text:p>
          </table:table-cell>
          <table:table-cell office:value-type="float" office:value="27.39166" calcext:value-type="float">
            <text:p>27.39166</text:p>
          </table:table-cell>
          <table:table-cell office:value-type="float" office:value="267.5144" calcext:value-type="float">
            <text:p>267.5144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-E" style:display-name="PageStyle_N-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-W" style:display-name="PageStyle_N-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8:26:02</meta:creation-date>
    <dc:language>en-IN</dc:language>
    <dc:date>2018-03-31T01:55:57.845752292</dc:date>
    <meta:editing-cycles>2</meta:editing-cycles>
    <meta:editing-duration>PT5S</meta:editing-duration>
    <meta:generator>LibreOffice/4.2.8.2$Linux_X86_64 LibreOffice_project/420m0$Build-2</meta:generator>
    <meta:document-statistic meta:table-count="3" meta:cell-count="299" meta:object-count="0"/>
  </office:meta>
</office:document-meta>
</file>